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306in" table:align="center" style:may-break-between-rows="false"/>
    </style:style>
    <style:style style:name="Table1.A" style:family="table-column">
      <style:table-column-properties style:column-width="1.266in"/>
    </style:style>
    <style:style style:name="Table1.B" style:family="table-column">
      <style:table-column-properties style:column-width="5.6646in"/>
    </style:style>
    <style:style style:name="Table1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306in" table:align="center" style:may-break-between-rows="false"/>
    </style:style>
    <style:style style:name="Table5.A" style:family="table-column">
      <style:table-column-properties style:column-width="1.266in"/>
    </style:style>
    <style:style style:name="Table5.B" style:family="table-column">
      <style:table-column-properties style:column-width="5.6646in"/>
    </style:style>
    <style:style style:name="Table5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06in" table:align="center" style:may-break-between-rows="false"/>
    </style:style>
    <style:style style:name="Table6.A" style:family="table-column">
      <style:table-column-properties style:column-width="1.266in"/>
    </style:style>
    <style:style style:name="Table6.B" style:family="table-column">
      <style:table-column-properties style:column-width="5.6646in"/>
    </style:style>
    <style:style style:name="Table6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06in" table:align="center" style:may-break-between-rows="false"/>
    </style:style>
    <style:style style:name="Table2.A" style:family="table-column">
      <style:table-column-properties style:column-width="1.266in"/>
    </style:style>
    <style:style style:name="Table2.B" style:family="table-column">
      <style:table-column-properties style:column-width="5.6646in"/>
    </style:style>
    <style:style style:name="Table2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306in" table:align="center" style:may-break-between-rows="false"/>
    </style:style>
    <style:style style:name="Table3.A" style:family="table-column">
      <style:table-column-properties style:column-width="1.266in"/>
    </style:style>
    <style:style style:name="Table3.B" style:family="table-column">
      <style:table-column-properties style:column-width="5.6646in"/>
    </style:style>
    <style:style style:name="Table3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06in" table:align="center" style:may-break-between-rows="false"/>
    </style:style>
    <style:style style:name="Table4.A" style:family="table-column">
      <style:table-column-properties style:column-width="1.266in"/>
    </style:style>
    <style:style style:name="Table4.B" style:family="table-column">
      <style:table-column-properties style:column-width="5.6646in"/>
    </style:style>
    <style:style style:name="Table4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306in" table:align="center" style:may-break-between-rows="false"/>
    </style:style>
    <style:style style:name="Table7.A" style:family="table-column">
      <style:table-column-properties style:column-width="1.266in"/>
    </style:style>
    <style:style style:name="Table7.B" style:family="table-column">
      <style:table-column-properties style:column-width="5.6646in"/>
    </style:style>
    <style:style style:name="Table7.A1" style:family="table-cell">
      <style:table-cell-properties fo:background-color="#c0c0c0" fo:padding="0.0382in" fo:border-left="0.05pt solid #000000" fo:border-right="1.5pt solid #000000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background-color="#c0c0c0" fo:padding="0.0382in" fo:border-left="0.05pt solid #000000" fo:border-right="1.5pt solid #000000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Standard">
      <style:text-properties officeooo:paragraph-rsid="0062f5e4"/>
    </style:style>
    <style:style style:name="P5" style:family="paragraph" style:parent-style-name="Standard">
      <style:text-properties officeooo:paragraph-rsid="006db0e9"/>
    </style:style>
    <style:style style:name="P6" style:family="paragraph" style:parent-style-name="Header">
      <style:paragraph-properties fo:text-align="end" style:justify-single-word="false"/>
      <style:text-properties officeooo:paragraph-rsid="001f597d"/>
    </style:style>
    <style:style style:name="P7" style:family="paragraph" style:parent-style-name="Text_20_body">
      <style:text-properties officeooo:rsid="0057f69c" officeooo:paragraph-rsid="005a90ed"/>
    </style:style>
    <style:style style:name="P8" style:family="paragraph" style:parent-style-name="Text_20_body">
      <style:text-properties officeooo:rsid="0057f69c" officeooo:paragraph-rsid="006aa991"/>
    </style:style>
    <style:style style:name="P9" style:family="paragraph" style:parent-style-name="Text_20_body">
      <style:text-properties officeooo:rsid="005707ca" officeooo:paragraph-rsid="005707ca"/>
    </style:style>
    <style:style style:name="P10" style:family="paragraph" style:parent-style-name="Text_20_body">
      <style:text-properties officeooo:rsid="005a90ed" officeooo:paragraph-rsid="005a90ed"/>
    </style:style>
    <style:style style:name="P11" style:family="paragraph" style:parent-style-name="Text_20_body">
      <style:text-properties officeooo:paragraph-rsid="00605bfb"/>
    </style:style>
    <style:style style:name="P12" style:family="paragraph" style:parent-style-name="Text_20_body">
      <style:text-properties officeooo:paragraph-rsid="00616607"/>
    </style:style>
    <style:style style:name="P13" style:family="paragraph" style:parent-style-name="Text_20_body">
      <style:text-properties officeooo:paragraph-rsid="0062f5e4"/>
    </style:style>
    <style:style style:name="P14" style:family="paragraph" style:parent-style-name="Text_20_body">
      <style:text-properties officeooo:rsid="005eb2a3" officeooo:paragraph-rsid="005eb2a3"/>
    </style:style>
    <style:style style:name="P15" style:family="paragraph" style:parent-style-name="Text_20_body">
      <style:text-properties officeooo:rsid="00605bfb" officeooo:paragraph-rsid="00605bfb"/>
    </style:style>
    <style:style style:name="P16" style:family="paragraph" style:parent-style-name="Text_20_body">
      <style:text-properties officeooo:rsid="00605bfb" officeooo:paragraph-rsid="00616607"/>
    </style:style>
    <style:style style:name="P17" style:family="paragraph" style:parent-style-name="Text_20_body">
      <style:text-properties fo:font-weight="bold" officeooo:rsid="0062f5e4" officeooo:paragraph-rsid="0062f5e4" style:font-weight-asian="bold" style:font-weight-complex="bold"/>
    </style:style>
    <style:style style:name="P18" style:family="paragraph" style:parent-style-name="Text_20_body">
      <style:text-properties fo:font-weight="bold" officeooo:rsid="00616607" officeooo:paragraph-rsid="00616607" style:font-weight-asian="bold" style:font-weight-complex="bold"/>
    </style:style>
    <style:style style:name="P19" style:family="paragraph" style:parent-style-name="Text_20_body">
      <style:text-properties officeooo:rsid="00616607" officeooo:paragraph-rsid="00616607"/>
    </style:style>
    <style:style style:name="P20" style:family="paragraph" style:parent-style-name="Text_20_body">
      <style:text-properties officeooo:paragraph-rsid="006bedee"/>
    </style:style>
    <style:style style:name="P21" style:family="paragraph" style:parent-style-name="DocCode">
      <style:text-properties officeooo:rsid="005a90ed" officeooo:paragraph-rsid="005a90ed"/>
    </style:style>
    <style:style style:name="P22" style:family="paragraph" style:parent-style-name="DocCode">
      <style:text-properties officeooo:rsid="0062f5e4" officeooo:paragraph-rsid="0062f5e4"/>
    </style:style>
    <style:style style:name="P23" style:family="paragraph" style:parent-style-name="DocTableText">
      <style:text-properties officeooo:rsid="005a90ed"/>
    </style:style>
    <style:style style:name="P24" style:family="paragraph" style:parent-style-name="DocTableText">
      <style:text-properties officeooo:rsid="005a90ed" officeooo:paragraph-rsid="00605bfb"/>
    </style:style>
    <style:style style:name="P25" style:family="paragraph" style:parent-style-name="DocTableText">
      <style:text-properties officeooo:rsid="005a90ed" officeooo:paragraph-rsid="00616607"/>
    </style:style>
    <style:style style:name="P26" style:family="paragraph" style:parent-style-name="DocTableText">
      <style:text-properties officeooo:rsid="005a90ed" officeooo:paragraph-rsid="0062f5e4"/>
    </style:style>
    <style:style style:name="P27" style:family="paragraph" style:parent-style-name="DocTableText">
      <style:text-properties officeooo:rsid="005a90ed" officeooo:paragraph-rsid="006bedee"/>
    </style:style>
    <style:style style:name="P28" style:family="paragraph" style:parent-style-name="DocTableText">
      <style:text-properties officeooo:rsid="005a90ed" officeooo:paragraph-rsid="006db0e9"/>
    </style:style>
    <style:style style:name="P29" style:family="paragraph" style:parent-style-name="DocTableText">
      <style:text-properties officeooo:rsid="005babdf"/>
    </style:style>
    <style:style style:name="P30" style:family="paragraph" style:parent-style-name="DocTableText">
      <style:text-properties officeooo:rsid="005babdf" officeooo:paragraph-rsid="005babdf"/>
    </style:style>
    <style:style style:name="P31" style:family="paragraph" style:parent-style-name="DocTableText">
      <style:text-properties officeooo:rsid="005babdf" officeooo:paragraph-rsid="00616607"/>
    </style:style>
    <style:style style:name="P32" style:family="paragraph" style:parent-style-name="DocTableText">
      <style:text-properties officeooo:rsid="005babdf" officeooo:paragraph-rsid="0062f5e4"/>
    </style:style>
    <style:style style:name="P33" style:family="paragraph" style:parent-style-name="DocTableText">
      <style:text-properties officeooo:rsid="005babdf" officeooo:paragraph-rsid="006db0e9"/>
    </style:style>
    <style:style style:name="P34" style:family="paragraph" style:parent-style-name="DocTableText">
      <style:text-properties officeooo:paragraph-rsid="00605bfb"/>
    </style:style>
    <style:style style:name="P35" style:family="paragraph" style:parent-style-name="DocTableText">
      <style:text-properties officeooo:paragraph-rsid="00616607"/>
    </style:style>
    <style:style style:name="P36" style:family="paragraph" style:parent-style-name="DocTableText">
      <style:text-properties officeooo:paragraph-rsid="0062f5e4"/>
    </style:style>
    <style:style style:name="P37" style:family="paragraph" style:parent-style-name="DocTableText">
      <style:text-properties officeooo:rsid="005d5fb1" officeooo:paragraph-rsid="005d5fb1"/>
    </style:style>
    <style:style style:name="P38" style:family="paragraph" style:parent-style-name="DocTableText">
      <style:text-properties fo:font-weight="normal" officeooo:rsid="005d5fb1" officeooo:paragraph-rsid="005d5fb1" style:font-weight-asian="normal" style:font-weight-complex="normal"/>
    </style:style>
    <style:style style:name="P39" style:family="paragraph" style:parent-style-name="DocTableText">
      <style:text-properties officeooo:rsid="005eb2a3" officeooo:paragraph-rsid="005eb2a3"/>
    </style:style>
    <style:style style:name="P40" style:family="paragraph" style:parent-style-name="DocTableText">
      <style:text-properties officeooo:rsid="005eb2a3" officeooo:paragraph-rsid="00605bfb"/>
    </style:style>
    <style:style style:name="P41" style:family="paragraph" style:parent-style-name="DocTableText">
      <style:text-properties officeooo:rsid="005eb2a3" officeooo:paragraph-rsid="00616607"/>
    </style:style>
    <style:style style:name="P42" style:family="paragraph" style:parent-style-name="DocTableText">
      <style:text-properties officeooo:rsid="005eb2a3" officeooo:paragraph-rsid="0062f5e4"/>
    </style:style>
    <style:style style:name="P43" style:family="paragraph" style:parent-style-name="DocTableText">
      <style:text-properties officeooo:rsid="005eb2a3" officeooo:paragraph-rsid="006bedee"/>
    </style:style>
    <style:style style:name="P44" style:family="paragraph" style:parent-style-name="DocTableText">
      <style:text-properties officeooo:rsid="005eb2a3" officeooo:paragraph-rsid="006db0e9"/>
    </style:style>
    <style:style style:name="P45" style:family="paragraph" style:parent-style-name="DocTableText">
      <style:text-properties officeooo:rsid="00605bfb" officeooo:paragraph-rsid="00605bfb"/>
    </style:style>
    <style:style style:name="P46" style:family="paragraph" style:parent-style-name="DocTableText">
      <style:text-properties officeooo:rsid="00605bfb" officeooo:paragraph-rsid="00616607"/>
    </style:style>
    <style:style style:name="P47" style:family="paragraph" style:parent-style-name="DocTableText">
      <style:text-properties officeooo:rsid="00605bfb" officeooo:paragraph-rsid="0062f5e4"/>
    </style:style>
    <style:style style:name="P48" style:family="paragraph" style:parent-style-name="DocTableText">
      <style:text-properties officeooo:rsid="00605bfb" officeooo:paragraph-rsid="006bedee"/>
    </style:style>
    <style:style style:name="P49" style:family="paragraph" style:parent-style-name="DocTableText">
      <style:text-properties officeooo:rsid="00605bfb" officeooo:paragraph-rsid="006db0e9"/>
    </style:style>
    <style:style style:name="P50" style:family="paragraph" style:parent-style-name="DocTableText">
      <style:text-properties officeooo:rsid="00616607" officeooo:paragraph-rsid="00616607"/>
    </style:style>
    <style:style style:name="P51" style:family="paragraph" style:parent-style-name="DocTableText">
      <style:text-properties officeooo:rsid="00616607" officeooo:paragraph-rsid="0062f5e4"/>
    </style:style>
    <style:style style:name="P52" style:family="paragraph" style:parent-style-name="DocTableText">
      <style:text-properties officeooo:rsid="00616607" officeooo:paragraph-rsid="006c0829"/>
    </style:style>
    <style:style style:name="P53" style:family="paragraph" style:parent-style-name="DocTableText">
      <style:text-properties officeooo:rsid="00616607" officeooo:paragraph-rsid="006db0e9"/>
    </style:style>
    <style:style style:name="P54" style:family="paragraph" style:parent-style-name="DocTableText">
      <style:text-properties officeooo:paragraph-rsid="006bedee"/>
    </style:style>
    <style:style style:name="P55" style:family="paragraph" style:parent-style-name="DocTableText">
      <style:text-properties officeooo:paragraph-rsid="006db0e9"/>
    </style:style>
    <style:style style:name="P56" style:family="paragraph" style:parent-style-name="DocCaption">
      <style:text-properties officeooo:paragraph-rsid="00605bfb"/>
    </style:style>
    <style:style style:name="P57" style:family="paragraph" style:parent-style-name="DocCaption">
      <style:text-properties officeooo:paragraph-rsid="00616607"/>
    </style:style>
    <style:style style:name="P58" style:family="paragraph" style:parent-style-name="DocCaption">
      <style:text-properties officeooo:paragraph-rsid="0062f5e4"/>
    </style:style>
    <style:style style:name="P59" style:family="paragraph" style:parent-style-name="DocCaption">
      <style:text-properties officeooo:paragraph-rsid="006bedee"/>
    </style:style>
    <style:style style:name="P60" style:family="paragraph" style:parent-style-name="DocCaption">
      <style:text-properties officeooo:paragraph-rsid="006db0e9"/>
    </style:style>
    <style:style style:name="P61" style:family="paragraph" style:parent-style-name="DocText">
      <style:text-properties officeooo:rsid="005a90ed" officeooo:paragraph-rsid="005a90ed"/>
    </style:style>
    <style:style style:name="P62" style:family="paragraph" style:parent-style-name="DocText">
      <style:text-properties officeooo:rsid="0062f5e4"/>
    </style:style>
    <style:style style:name="P63" style:family="paragraph" style:parent-style-name="DocText">
      <style:text-properties officeooo:rsid="00616607"/>
    </style:style>
    <style:style style:name="P64" style:family="paragraph" style:parent-style-name="DocHeading1">
      <style:text-properties officeooo:rsid="005d5fb1" officeooo:paragraph-rsid="005d5fb1"/>
    </style:style>
    <style:style style:name="P65" style:family="paragraph" style:parent-style-name="DocHeading1">
      <style:text-properties officeooo:rsid="005a90ed" officeooo:paragraph-rsid="00715b02"/>
    </style:style>
    <style:style style:name="P66" style:family="paragraph" style:parent-style-name="DocHeading1">
      <style:text-properties officeooo:rsid="005eb2a3" officeooo:paragraph-rsid="005eb2a3"/>
    </style:style>
    <style:style style:name="P67" style:family="paragraph" style:parent-style-name="DocHeading1">
      <style:text-properties officeooo:rsid="005eb2a3" officeooo:paragraph-rsid="00715b02"/>
    </style:style>
    <style:style style:name="P68" style:family="paragraph" style:parent-style-name="DocHeading1">
      <style:text-properties officeooo:rsid="006ac2da" officeooo:paragraph-rsid="006ac2da"/>
    </style:style>
    <style:style style:name="P69" style:family="paragraph" style:parent-style-name="Text_20_body">
      <style:text-properties officeooo:rsid="006aa991" officeooo:paragraph-rsid="006aa991"/>
    </style:style>
    <style:style style:name="P70" style:family="paragraph" style:parent-style-name="Text_20_body" style:list-style-name="L1">
      <style:text-properties officeooo:rsid="005a90ed" officeooo:paragraph-rsid="005a90ed"/>
    </style:style>
    <style:style style:name="P71" style:family="paragraph" style:parent-style-name="Text_20_body" style:list-style-name="L2">
      <style:text-properties officeooo:rsid="005a90ed" officeooo:paragraph-rsid="00715b02"/>
    </style:style>
    <style:style style:name="P72" style:family="paragraph" style:parent-style-name="Text_20_body">
      <style:text-properties officeooo:rsid="005a90ed" officeooo:paragraph-rsid="00715b02"/>
    </style:style>
    <style:style style:name="P73" style:family="paragraph" style:parent-style-name="Text_20_body">
      <style:text-properties officeooo:rsid="006ac2da" officeooo:paragraph-rsid="006ac2da"/>
    </style:style>
    <style:style style:name="P74" style:family="paragraph" style:parent-style-name="Text_20_body">
      <style:text-properties officeooo:rsid="006ac2da" officeooo:paragraph-rsid="006bedee"/>
    </style:style>
    <style:style style:name="P75" style:family="paragraph" style:parent-style-name="Text_20_body">
      <style:text-properties officeooo:rsid="006ac2da" officeooo:paragraph-rsid="006db0e9"/>
    </style:style>
    <style:style style:name="P76" style:family="paragraph" style:parent-style-name="Text_20_body">
      <style:text-properties officeooo:rsid="006db0e9" officeooo:paragraph-rsid="006db0e9"/>
    </style:style>
    <style:style style:name="P77" style:family="paragraph" style:parent-style-name="Text_20_body">
      <style:text-properties fo:font-weight="bold" officeooo:rsid="006db0e9" officeooo:paragraph-rsid="006db0e9" style:font-weight-asian="bold" style:font-weight-complex="bold"/>
    </style:style>
    <style:style style:name="P78" style:family="paragraph" style:parent-style-name="Text_20_body">
      <style:text-properties fo:font-weight="bold" officeooo:rsid="0062f5e4" officeooo:paragraph-rsid="00715b02" style:font-weight-asian="bold" style:font-weight-complex="bold"/>
    </style:style>
    <style:style style:name="P79" style:family="paragraph" style:parent-style-name="Text_20_body">
      <style:text-properties fo:font-weight="bold" officeooo:rsid="00616607" officeooo:paragraph-rsid="00715b02" style:font-weight-asian="bold" style:font-weight-complex="bold"/>
    </style:style>
    <style:style style:name="P80" style:family="paragraph" style:parent-style-name="Text_20_body">
      <style:text-properties officeooo:rsid="0057f69c" officeooo:paragraph-rsid="00715b02"/>
    </style:style>
    <style:style style:name="P81" style:family="paragraph" style:parent-style-name="Text_20_body">
      <style:text-properties officeooo:rsid="005707ca" officeooo:paragraph-rsid="00715b02"/>
    </style:style>
    <style:style style:name="P82" style:family="paragraph" style:parent-style-name="Text_20_body">
      <style:text-properties officeooo:rsid="005eb2a3" officeooo:paragraph-rsid="00715b02"/>
    </style:style>
    <style:style style:name="P83" style:family="paragraph" style:parent-style-name="Text_20_body">
      <style:text-properties officeooo:rsid="00605bfb" officeooo:paragraph-rsid="00715b02"/>
    </style:style>
    <style:style style:name="P84" style:family="paragraph" style:parent-style-name="Text_20_body">
      <style:text-properties officeooo:rsid="00616607" officeooo:paragraph-rsid="00715b02"/>
    </style:style>
    <style:style style:name="P85" style:family="paragraph" style:parent-style-name="Text_20_body">
      <style:text-properties officeooo:paragraph-rsid="00715b02"/>
    </style:style>
    <style:style style:name="P86" style:family="paragraph" style:parent-style-name="DocCaption">
      <style:text-properties officeooo:paragraph-rsid="00715b02"/>
    </style:style>
    <style:style style:name="P87" style:family="paragraph" style:parent-style-name="Standard">
      <style:text-properties officeooo:paragraph-rsid="00715b02"/>
    </style:style>
    <style:style style:name="P88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89" style:family="paragraph" style:parent-style-name="DocCode">
      <style:text-properties officeooo:rsid="006d6072"/>
    </style:style>
    <style:style style:name="P90" style:family="paragraph" style:parent-style-name="DocCode">
      <style:text-properties officeooo:rsid="006edf8d"/>
    </style:style>
    <style:style style:name="P91" style:family="paragraph" style:parent-style-name="DocCode">
      <style:text-properties officeooo:rsid="00616607" officeooo:paragraph-rsid="00715b02"/>
    </style:style>
    <style:style style:name="P92" style:family="paragraph" style:parent-style-name="DocCode">
      <style:text-properties officeooo:rsid="005a90ed" officeooo:paragraph-rsid="00715b02"/>
    </style:style>
    <style:style style:name="P93" style:family="paragraph" style:parent-style-name="DocCode">
      <style:text-properties officeooo:rsid="0062f5e4" officeooo:paragraph-rsid="00715b02"/>
    </style:style>
    <style:style style:name="P94" style:family="paragraph" style:parent-style-name="DocTableText">
      <style:text-properties officeooo:rsid="006aa991" officeooo:paragraph-rsid="006aa991"/>
    </style:style>
    <style:style style:name="P95" style:family="paragraph" style:parent-style-name="DocTableText">
      <style:text-properties officeooo:rsid="006c0829" officeooo:paragraph-rsid="006c0829"/>
    </style:style>
    <style:style style:name="P96" style:family="paragraph" style:parent-style-name="DocTableText">
      <style:text-properties officeooo:rsid="006db0e9" officeooo:paragraph-rsid="006db0e9"/>
    </style:style>
    <style:style style:name="P97" style:family="paragraph" style:parent-style-name="DocTableText">
      <style:text-properties officeooo:rsid="007150bc" officeooo:paragraph-rsid="007150bc"/>
    </style:style>
    <style:style style:name="P98" style:family="paragraph" style:parent-style-name="DocTableText">
      <style:text-properties officeooo:rsid="005a90ed" officeooo:paragraph-rsid="00715b02"/>
    </style:style>
    <style:style style:name="P99" style:family="paragraph" style:parent-style-name="DocTableText">
      <style:text-properties officeooo:rsid="005a90ed" officeooo:paragraph-rsid="006bedee"/>
    </style:style>
    <style:style style:name="P100" style:family="paragraph" style:parent-style-name="DocTableText">
      <style:text-properties officeooo:rsid="005a90ed" officeooo:paragraph-rsid="006db0e9"/>
    </style:style>
    <style:style style:name="P101" style:family="paragraph" style:parent-style-name="DocTableText">
      <style:text-properties officeooo:rsid="005babdf" officeooo:paragraph-rsid="00715b02"/>
    </style:style>
    <style:style style:name="P102" style:family="paragraph" style:parent-style-name="DocTableText">
      <style:text-properties officeooo:rsid="0066a600" officeooo:paragraph-rsid="00715b02"/>
    </style:style>
    <style:style style:name="P103" style:family="paragraph" style:parent-style-name="DocTableText">
      <style:text-properties officeooo:rsid="006a1b36" officeooo:paragraph-rsid="00715b02"/>
    </style:style>
    <style:style style:name="P104" style:family="paragraph" style:parent-style-name="DocTableText">
      <style:text-properties officeooo:rsid="005eb2a3" officeooo:paragraph-rsid="00715b02"/>
    </style:style>
    <style:style style:name="P105" style:family="paragraph" style:parent-style-name="DocTableText">
      <style:text-properties officeooo:rsid="00605bfb" officeooo:paragraph-rsid="00715b02"/>
    </style:style>
    <style:style style:name="P106" style:family="paragraph" style:parent-style-name="DocTableText">
      <style:text-properties officeooo:rsid="00616607" officeooo:paragraph-rsid="00715b02"/>
    </style:style>
    <style:style style:name="P107" style:family="paragraph" style:parent-style-name="DocTableText">
      <style:text-properties officeooo:paragraph-rsid="00715b02"/>
    </style:style>
    <style:style style:name="P108" style:family="paragraph" style:parent-style-name="DocHeading2">
      <style:text-properties officeooo:rsid="005a90ed" officeooo:paragraph-rsid="005a90ed"/>
    </style:style>
    <style:style style:name="P109" style:family="paragraph" style:parent-style-name="DocHeading2">
      <style:text-properties officeooo:rsid="005a90ed" officeooo:paragraph-rsid="00715b02"/>
    </style:style>
    <style:style style:name="P110" style:family="paragraph" style:parent-style-name="DocHeading2">
      <style:text-properties officeooo:rsid="005eb2a3"/>
    </style:style>
    <style:style style:name="P111" style:family="paragraph" style:parent-style-name="DocHeading2">
      <style:text-properties officeooo:rsid="005eb2a3" officeooo:paragraph-rsid="00715b02"/>
    </style:style>
    <style:style style:name="P112" style:family="paragraph" style:parent-style-name="DocHeading2">
      <style:text-properties officeooo:rsid="006ac2da" officeooo:paragraph-rsid="006ac2da"/>
    </style:style>
    <style:style style:name="P113" style:family="paragraph" style:parent-style-name="DocHeading3">
      <style:text-properties officeooo:rsid="005a90ed" officeooo:paragraph-rsid="005a90ed"/>
    </style:style>
    <style:style style:name="P114" style:family="paragraph" style:parent-style-name="DocHeading3">
      <style:text-properties officeooo:rsid="005a90ed" officeooo:paragraph-rsid="00715b02"/>
    </style:style>
    <style:style style:name="P115" style:family="paragraph" style:parent-style-name="DocHeading3">
      <style:text-properties officeooo:rsid="005eb2a3"/>
    </style:style>
    <style:style style:name="P116" style:family="paragraph" style:parent-style-name="DocHeading3">
      <style:text-properties officeooo:rsid="005eb2a3" officeooo:paragraph-rsid="00715b02"/>
    </style:style>
    <style:style style:name="P117" style:family="paragraph" style:parent-style-name="DocHeading3">
      <style:text-properties officeooo:rsid="006ac2da"/>
    </style:style>
    <style:style style:name="P118" style:family="paragraph" style:parent-style-name="DocHeading3">
      <style:text-properties officeooo:paragraph-rsid="00715b02"/>
    </style:style>
    <style:style style:name="P119" style:family="paragraph" style:parent-style-name="DocText">
      <style:text-properties fo:font-weight="bold" officeooo:rsid="006d6072" style:font-weight-asian="bold" style:font-weight-complex="bold"/>
    </style:style>
    <style:style style:name="P120" style:family="paragraph" style:parent-style-name="DocText">
      <style:text-properties officeooo:rsid="005a90ed" officeooo:paragraph-rsid="00715b02"/>
    </style:style>
    <style:style style:name="P121" style:family="paragraph" style:parent-style-name="DocText">
      <style:text-properties officeooo:rsid="0062f5e4" officeooo:paragraph-rsid="00715b0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a90ed"/>
    </style:style>
    <style:style style:name="T4" style:family="text">
      <style:text-properties officeooo:rsid="005babdf"/>
    </style:style>
    <style:style style:name="T5" style:family="text">
      <style:text-properties officeooo:rsid="005d5fb1"/>
    </style:style>
    <style:style style:name="T6" style:family="text">
      <style:text-properties officeooo:rsid="00605bfb"/>
    </style:style>
    <style:style style:name="T7" style:family="text">
      <style:text-properties officeooo:rsid="00616607"/>
    </style:style>
    <style:style style:name="T8" style:family="text">
      <style:text-properties officeooo:rsid="006aa991"/>
    </style:style>
    <style:style style:name="T9" style:family="text">
      <style:text-properties officeooo:rsid="006ac2da"/>
    </style:style>
    <style:style style:name="T10" style:family="text">
      <style:text-properties officeooo:rsid="006bedee"/>
    </style:style>
    <style:style style:name="T11" style:family="text">
      <style:text-properties officeooo:rsid="006c0829"/>
    </style:style>
    <style:style style:name="T12" style:family="text">
      <style:text-properties officeooo:rsid="00642f85"/>
    </style:style>
    <style:style style:name="T13" style:family="text">
      <style:text-properties officeooo:rsid="006d6072"/>
    </style:style>
    <style:style style:name="T14" style:family="text">
      <style:text-properties officeooo:rsid="006db0e9"/>
    </style:style>
    <style:style style:name="T15" style:family="text">
      <style:text-properties officeooo:rsid="006edf8d"/>
    </style:style>
    <style:style style:name="T16" style:family="text">
      <style:text-properties officeooo:rsid="00706035"/>
    </style:style>
    <style:style style:name="T17" style:family="text">
      <style:text-properties officeooo:rsid="0073a931"/>
    </style:style>
    <style:style style:name="T18" style:family="text">
      <style:text-properties officeooo:rsid="00715b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88"><text:title>Data.in Input File</text:title></text:p>
      <text:h text:style-name="P64" text:outline-level="1">Introduction</text:h>
      <text:p text:style-name="P69">The “data.in” file contains reference to the data files associated with a body. <text:s/>A hydrobody gets defined. <text:s/>This definition includes the path to one or more oHydro run directories. <text:s/>oFreq then searches through those directories to find the appropriate output files and store that hydrodynamic data for use in the analysis.</text:p>
      <text:p text:style-name="P8"><text:span text:style-name="T8">Definition of a hydrobody does not require its use. <text:s/>You can create a library of relevant hydrobody files. <text:s/>The bodies.in input file specifies which hydrobody you want to use. <text:s/></text:span><text:span text:style-name="T5"><text:sequence-ref text:reference-format="category-and-value" text:ref-name="refTable0">Table 1.1</text:sequence-ref></text:span><text:span text:style-name="T5"> shows the relevant details for the file.</text:span></text:p>
      <text:p text:style-name="DocCaption"><text:span text:style-name="T5">Table </text:span><text:span text:style-name="T5"><text:sequence text:ref-name="refTable0" text:name="Table" text:formula="ooow:Table+1" style:num-format="1">1.1</text:sequence></text:span><text:span text:style-name="T5">: <text:s/>Details of </text:span><text:span text:style-name="T8">Data.In</text:span><text:span text:style-name="T5"> Input Fil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Folder:</text:p>
          </table:table-cell>
          <table:table-cell table:style-name="Table1.B1" office:value-type="string">
            <text:p text:style-name="P37">Contained in the “<text:span text:style-name="T8">constant</text:span>” folder</text:p>
          </table:table-cell>
        </table:table-row>
        <table:table-row>
          <table:table-cell table:style-name="Table1.A2" office:value-type="string">
            <text:p text:style-name="P37">Filename:</text:p>
          </table:table-cell>
          <table:table-cell table:style-name="Table1.B2" office:value-type="string">
            <text:p text:style-name="P94">data.in</text:p>
          </table:table-cell>
        </table:table-row>
        <table:table-row>
          <table:table-cell table:style-name="Table1.A2" office:value-type="string">
            <text:p text:style-name="P37">Instances:</text:p>
          </table:table-cell>
          <table:table-cell table:style-name="Table1.B3" office:value-type="string">
            <text:p text:style-name="P38">There can only be one <text:span text:style-name="T8">data</text:span> file contained in any oFreq analysis.</text:p>
          </table:table-cell>
        </table:table-row>
      </table:table>
      <text:h text:style-name="P65" text:outline-level="1">Organization</text:h>
      <text:p text:style-name="P72">The headings in this document show the hierarchy of information, and that hierarchy matters. <text:s/></text:p>
      <text:list xml:id="list7874149042" text:style-name="L2">
        <text:list-item>
          <text:p text:style-name="P71">Level 1 headings are used to organize general concepts. <text:s/>This does not reflect the actual organization used in the input files. (Example: <text:s/>2 Organization)</text:p>
        </text:list-item>
        <text:list-item>
          <text:p text:style-name="P71">Level 2 headings <text:s/>are used to specify objects for the input files. <text:s/>An object is a container that holds one or more keyword-value pairs. <text:s/>Anything within a class only applies to that class. <text:s/>This is the meaning of saying something has a scope of a given object. <text:s/>(Example: <text:s/>2.1 Class Names)</text:p>
          <text:list>
            <text:list-item>
              <text:p text:style-name="P71">An object can also contain other sub-objects. <text:s/>This is called recursion. <text:s/>oFreq has no technical limits on the level of recursion, but the objects only have meaning for certain levels.</text:p>
            </text:list-item>
          </text:list>
        </text:list-item>
        <text:list-item>
          <text:p text:style-name="P71">Level 3 headings specify keyword-value pairs. <text:s/>The heading is the keyword name. <text:s/>Specific information is given for the keyword, and the documentation describes the general use of the keyword. <text:s/></text:p>
        </text:list-item>
      </text:list>
      <text:h text:style-name="P109" text:outline-level="2">Object Names</text:h>
      <text:p text:style-name="P72">The level 2 headings describe the objects and their names. <text:s/>There are two things you need to know about <text:soft-page-break/>an object: <text:s/>the object name; and what the object does. <text:s/>All objects must be declared by their name. <text:s/>The rest is learning what each object does. <text:s/>Each level 2 heading includes descriptions of the object and its purpose.</text:p>
      <text:p text:style-name="P72">All the major keywords for an object are also listed under that object. <text:s/>Sometimes, the same keyword might get used in multiple objects. <text:s/>In that case, it will still be listed under each relevant object, but some of the listings will only include a link to the section which contains the keyword-value pair description.</text:p>
      <text:h text:style-name="P114" text:outline-level="3">Keyword Names</text:h>
      <text:p text:style-name="P80"><text:span text:style-name="T3">The keyword names list all the details. <text:s/>These are how you customize the objects and enter the information specific to your analysis. <text:s/>Every keyword-value entry includes a description, instructions on how to use it, at least one example, and a table like </text:span><text:span text:style-name="T3"><text:sequence-ref text:reference-format="category-and-value" text:ref-name="refTable1">Table 4.1</text:sequence-ref></text:span><text:span text:style-name="T3">, which lists all the specific details for the keyword.</text:span></text:p>
      <text:p text:style-name="P86"><text:span text:style-name="T3">Table </text:span><text:sequence text:ref-name="refTable3" text:name="Table" text:formula="ooow:Table+1" style:num-format="1">2.1</text:sequence>: <text:s/><text:span text:style-name="T3">Keyword Name Detail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8">Scope:</text:p>
          </table:table-cell>
          <table:table-cell table:style-name="Table2.B1" office:value-type="string">
            <text:p text:style-name="P101">This describes the scope of the keyword, which objects it can be used under. <text:s/>The full scope is always given like this:</text:p>
            <text:p text:style-name="P101"/>
            <text:p text:style-name="P101">object1::object2::keyword</text:p>
            <text:p text:style-name="P101"/>
            <text:p text:style-name="P101">This shows that some objects may be nested in other objects, showing you the full structure expected to correctly use this keyword. <text:s/></text:p>
            <text:p text:style-name="P101"/>
            <text:p text:style-name="P101">If a keyword can be used in multiple objects, you will find multiple scopes listed.</text:p>
          </table:table-cell>
        </table:table-row>
        <table:table-row>
          <table:table-cell table:style-name="Table2.A2" office:value-type="string">
            <text:p text:style-name="P98">Format:</text:p>
          </table:table-cell>
          <table:table-cell table:style-name="Table2.B2" office:value-type="string">
            <text:p text:style-name="P101">Different keywords expect different formats for the input value. <text:s/>Some expect a text word, some expect complex numbers, etc. <text:s/>The exact format of input is listed here.</text:p>
          </table:table-cell>
        </table:table-row>
        <table:table-row>
          <table:table-cell table:style-name="Table2.A2" office:value-type="string">
            <text:p text:style-name="P98">Valid Range:</text:p>
          </table:table-cell>
          <table:table-cell table:style-name="Table2.B7" office:value-type="string">
            <text:p text:style-name="P101">Even if you get the format right, some keywords only like a specific range of values. <text:s/>Any restrictions are listed here.</text:p>
          </table:table-cell>
        </table:table-row>
        <table:table-row>
          <table:table-cell table:style-name="Table2.A2" office:value-type="string">
            <text:p text:style-name="P102">Instances:</text:p>
          </table:table-cell>
          <table:table-cell table:style-name="Table2.B7" office:value-type="string">
            <text:p text:style-name="P103">Describes how many times the keyword can be used within the scope of a single object. <text:s/>Some keywords allow multiple instances. <text:s/>Some only allow a single instance.</text:p>
          </table:table-cell>
        </table:table-row>
        <table:table-row>
          <table:table-cell table:style-name="Table2.A2" office:value-type="string">
            <text:p text:style-name="P104">Required:</text:p>
          </table:table-cell>
          <table:table-cell table:style-name="Table2.B7" office:value-type="string">
            <text:p text:style-name="P104">States whether the input is required, or if oFreq will assume a default value without any input.</text:p>
          </table:table-cell>
        </table:table-row>
        <table:table-row>
          <table:table-cell table:style-name="Table2.A2" office:value-type="string">
            <text:p text:style-name="P104">Default Value:</text:p>
          </table:table-cell>
          <table:table-cell table:style-name="Table2.B7" office:value-type="string">
            <text:p text:style-name="P104">If the input is not required, this is the default value that will be supplied when you do not supply the keyword-value pair. <text:s/>(You must leave out the entire keyword-value pair. <text:s/>Do not just enter the keyword and leave a value blank. <text:s/>That will produce an error.)</text:p>
          </table:table-cell>
        </table:table-row>
        <table:table-row>
          <table:table-cell table:style-name="Table2.A2" office:value-type="string">
            <text:p text:style-name="P107"><text:span text:style-name="T4">Dependents</text:span><text:span text:style-name="T3">:</text:span></text:p>
          </table:table-cell>
          <table:table-cell table:style-name="Table2.B7" office:value-type="string">
            <text:p text:style-name="P101">Some keywords also depend on other items being defined. <text:s/>Any dependencies are listed here. <text:s/>These may be another keyword, or another object.</text:p>
          </table:table-cell>
        </table:table-row>
        <table:table-row>
          <table:table-cell table:style-name="Table2.A2" office:value-type="string">
            <text:p text:style-name="P98">Similar Keywords:</text:p>
          </table:table-cell>
          <table:table-cell table:style-name="Table2.B8" office:value-type="string">
            <text:p text:style-name="P101">Many times, you can do the same job with another keyword-value pair. <text:s/>Any similar keywords are listed here. <text:s/>You do not need to learn about the other keywords, but they make your work easier.</text:p>
          </table:table-cell>
        </table:table-row>
      </table:table>
      <text:p text:style-name="P81"/>
      <text:p text:style-name="P72">Example:</text:p>
      <text:p text:style-name="P92">Every keyword-value pair includes at least one example.</text:p>
      <text:p text:style-name="P120"/>
      <text:h text:style-name="P67" text:outline-level="1"><text:soft-page-break/>Seafile Declaration</text:h>
      <text:p text:style-name="P82">The “seafile” object is included in every single input file used in oFreq. <text:s/>It must be the first object declared. <text:s/>You can have comments before it, but the first real piece of input code must be the seafile declaration. <text:s/></text:p>
      <text:h text:style-name="P111" text:outline-level="2">“seafile” Object</text:h>
      <text:p text:style-name="P82">The seafile object specifies basic information about the input file itself. <text:s/>It tells oFreq how to read the input file. <text:s/>For the moment, this information is not necessary. <text:s/>The input structure is simple enough that oFreq knows how to read all input files. <text:s/>But as the program grows, the input structure may become more complex, and this seafile object may become essential so that oFreq knows how to interpret the input file. <text:s/>For the current revision of oFreq, just assign the default values to keep oFreq happy.</text:p>
      <text:h text:style-name="P116" text:outline-level="3">“version” keyword </text:h>
      <text:p text:style-name="P85"><text:span text:style-name="T6">The version keyword specifies which version of oFreq should be used to interpret the inputs. <text:s/>This allows backwards compatibility if the input interpretation ever changes from one version to the next. <text:s/>For the moment, just enter a value of 1.0. <text:s/></text:span><text:span text:style-name="T6"><text:sequence-ref text:reference-format="category-and-value" text:ref-name="refTable2">Table 4.2</text:sequence-ref></text:span><text:span text:style-name="T6"> lists the keyword details.</text:span></text:p>
      <text:p text:style-name="P86"><text:span text:style-name="T3">Table </text:span><text:sequence text:ref-name="refTable4" text:name="Table" text:formula="ooow:Table+1" style:num-format="1">3.1</text:sequence>: <text:s/>“<text:span text:style-name="T7">version”</text:span><text:span text:style-name="T3"> Details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8">Scope:</text:p>
          </table:table-cell>
          <table:table-cell table:style-name="Table3.B1" office:value-type="string">
            <text:p text:style-name="P105">seafile::version</text:p>
          </table:table-cell>
        </table:table-row>
        <table:table-row>
          <table:table-cell table:style-name="Table3.A2" office:value-type="string">
            <text:p text:style-name="P98">Format:</text:p>
          </table:table-cell>
          <table:table-cell table:style-name="Table3.B2" office:value-type="string">
            <text:p text:style-name="P105">Decimal input (Example: <text:s/>1.0)</text:p>
          </table:table-cell>
        </table:table-row>
        <table:table-row>
          <table:table-cell table:style-name="Table3.A2" office:value-type="string">
            <text:p text:style-name="P98">Valid Range:</text:p>
          </table:table-cell>
          <table:table-cell table:style-name="Table3.B7" office:value-type="string">
            <text:p text:style-name="P105">1.0</text:p>
          </table:table-cell>
        </table:table-row>
        <table:table-row>
          <table:table-cell table:style-name="Table3.A2" office:value-type="string">
            <text:p text:style-name="P102">Instances:</text:p>
          </table:table-cell>
          <table:table-cell table:style-name="Table3.B7" office:value-type="string">
            <text:p text:style-name="P103"><text:span text:style-name="T17">1</text:span></text:p>
          </table:table-cell>
        </table:table-row>
        <table:table-row>
          <table:table-cell table:style-name="Table3.A2" office:value-type="string">
            <text:p text:style-name="P104">Required:</text:p>
          </table:table-cell>
          <table:table-cell table:style-name="Table3.B7" office:value-type="string">
            <text:p text:style-name="P105">Required</text:p>
          </table:table-cell>
        </table:table-row>
        <table:table-row>
          <table:table-cell table:style-name="Table3.A2" office:value-type="string">
            <text:p text:style-name="P104">Default Value:</text:p>
          </table:table-cell>
          <table:table-cell table:style-name="Table3.B7" office:value-type="string">
            <text:p text:style-name="P105">None</text:p>
          </table:table-cell>
        </table:table-row>
        <table:table-row>
          <table:table-cell table:style-name="Table3.A2" office:value-type="string">
            <text:p text:style-name="P107"><text:span text:style-name="T4">Dependents</text:span><text:span text:style-name="T3">:</text:span></text:p>
          </table:table-cell>
          <table:table-cell table:style-name="Table3.B7" office:value-type="string">
            <text:p text:style-name="P105">seafile::format</text:p>
            <text:p text:style-name="P105">seafile::object</text:p>
          </table:table-cell>
        </table:table-row>
        <table:table-row>
          <table:table-cell table:style-name="Table3.A2" office:value-type="string">
            <text:p text:style-name="P98">Similar Keywords:</text:p>
          </table:table-cell>
          <table:table-cell table:style-name="Table3.B8" office:value-type="string">
            <text:p text:style-name="P105">None</text:p>
          </table:table-cell>
        </table:table-row>
      </table:table>
      <text:p text:style-name="P83"/>
      <text:p text:style-name="P78">Example:</text:p>
      <text:p text:style-name="P93">version<text:tab/>1.0;</text:p>
      <text:p text:style-name="P121"/>
      <text:h text:style-name="P118" text:outline-level="3"><text:span text:style-name="T6">“</text:span><text:span text:style-name="T7">format” Keyword </text:span></text:h>
      <text:p text:style-name="P85"><text:span text:style-name="T7">The format keyword specifies the format of the input file. <text:s/>A value of “ascii” indicates ASCII text, with free flowing formatting. <text:s/>Other formats may become necessary, such as binary formats. <text:s/>This input provides flexibility for future expansion of oFreq. <text:s/>For the current revision, just enter a value of “ascii”. <text:s/></text:span><text:span text:style-name="T6"><text:sequence-ref text:reference-format="category-and-value" text:ref-name="refTable3">Table 2.1</text:sequence-ref></text:span><text:span text:style-name="T6"> lists the keyword details.</text:span></text:p>
      <text:p text:style-name="P86"><text:soft-page-break/><text:span text:style-name="T3">Table </text:span><text:sequence text:ref-name="refTable5" text:name="Table" text:formula="ooow:Table+1" style:num-format="1">3.2</text:sequence>: <text:s/>“<text:span text:style-name="T7">format”</text:span><text:span text:style-name="T3"> Detail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8">Scope:</text:p>
          </table:table-cell>
          <table:table-cell table:style-name="Table4.B1" office:value-type="string">
            <text:p text:style-name="P101"><text:span text:style-name="T6">seafile::</text:span><text:span text:style-name="T7">format</text:span></text:p>
          </table:table-cell>
        </table:table-row>
        <table:table-row>
          <table:table-cell table:style-name="Table4.A2" office:value-type="string">
            <text:p text:style-name="P98">Format:</text:p>
          </table:table-cell>
          <table:table-cell table:style-name="Table4.B2" office:value-type="string">
            <text:p text:style-name="P106">text input</text:p>
          </table:table-cell>
        </table:table-row>
        <table:table-row>
          <table:table-cell table:style-name="Table4.A2" office:value-type="string">
            <text:p text:style-name="P98">Valid Range:</text:p>
          </table:table-cell>
          <table:table-cell table:style-name="Table4.B7" office:value-type="string">
            <text:p text:style-name="P106">ascii</text:p>
          </table:table-cell>
        </table:table-row>
        <table:table-row>
          <table:table-cell table:style-name="Table4.A2" office:value-type="string">
            <text:p text:style-name="P102">Instances:</text:p>
          </table:table-cell>
          <table:table-cell table:style-name="Table4.B7" office:value-type="string">
            <text:p text:style-name="P103"><text:span text:style-name="T17">1</text:span></text:p>
          </table:table-cell>
        </table:table-row>
        <table:table-row>
          <table:table-cell table:style-name="Table4.A2" office:value-type="string">
            <text:p text:style-name="P104">Required:</text:p>
          </table:table-cell>
          <table:table-cell table:style-name="Table4.B7" office:value-type="string">
            <text:p text:style-name="P105">Required</text:p>
          </table:table-cell>
        </table:table-row>
        <table:table-row>
          <table:table-cell table:style-name="Table4.A2" office:value-type="string">
            <text:p text:style-name="P104">Default Value:</text:p>
          </table:table-cell>
          <table:table-cell table:style-name="Table4.B7" office:value-type="string">
            <text:p text:style-name="P105">None</text:p>
          </table:table-cell>
        </table:table-row>
        <table:table-row>
          <table:table-cell table:style-name="Table4.A2" office:value-type="string">
            <text:p text:style-name="P107"><text:span text:style-name="T4">Dependents</text:span><text:span text:style-name="T3">:</text:span></text:p>
          </table:table-cell>
          <table:table-cell table:style-name="Table4.B7" office:value-type="string">
            <text:p text:style-name="P101"><text:span text:style-name="T6">seafile::</text:span><text:span text:style-name="T7">version</text:span></text:p>
            <text:p text:style-name="P105">seafile::object</text:p>
          </table:table-cell>
        </table:table-row>
        <table:table-row>
          <table:table-cell table:style-name="Table4.A2" office:value-type="string">
            <text:p text:style-name="P98">Similar Keywords:</text:p>
          </table:table-cell>
          <table:table-cell table:style-name="Table4.B8" office:value-type="string">
            <text:p text:style-name="P105">None</text:p>
          </table:table-cell>
        </table:table-row>
      </table:table>
      <text:p text:style-name="P83"/>
      <text:p text:style-name="P78">Example:</text:p>
      <text:p text:style-name="P93">format <text:tab/>ascii;</text:p>
      <text:p text:style-name="P121"/>
      <text:h text:style-name="P118" text:outline-level="3"><text:span text:style-name="T6">“</text:span><text:span text:style-name="T7">object” Keyword </text:span></text:h>
      <text:p text:style-name="P84">The object keyword specifies which dictionary oFreq should use to interpret the file contents. <text:s/>oFreq contains an internal set of dictionaries that define appropriate actions for each keyword. <text:s/>It looks to the “object” keyword to first tell it which dictionary oFreq must use to interpret the content. <text:s/></text:p>
      <text:p text:style-name="P87"><text:span text:style-name="T6"><text:sequence-ref text:reference-format="category-and-value" text:ref-name="refTable4">Table 3.1</text:sequence-ref></text:span><text:span text:style-name="T6"> lists the keyword details.</text:span></text:p>
      <text:p text:style-name="P86"><text:span text:style-name="T3">Table </text:span><text:sequence text:ref-name="refTable6" text:name="Table" text:formula="ooow:Table+1" style:num-format="1">3.3</text:sequence>: <text:s/>“<text:span text:style-name="T7">format”</text:span><text:span text:style-name="T3"> Details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8">Scope:</text:p>
          </table:table-cell>
          <table:table-cell table:style-name="Table7.B1" office:value-type="string">
            <text:p text:style-name="P101"><text:span text:style-name="T6">seafile::</text:span><text:span text:style-name="T7">format</text:span></text:p>
          </table:table-cell>
        </table:table-row>
        <table:table-row>
          <table:table-cell table:style-name="Table7.A2" office:value-type="string">
            <text:p text:style-name="P98">Format:</text:p>
          </table:table-cell>
          <table:table-cell table:style-name="Table7.B2" office:value-type="string">
            <text:p text:style-name="P106">text input</text:p>
          </table:table-cell>
        </table:table-row>
        <table:table-row>
          <table:table-cell table:style-name="Table7.A2" office:value-type="string">
            <text:p text:style-name="P98">Valid Range:</text:p>
          </table:table-cell>
          <table:table-cell table:style-name="Table7.B7" office:value-type="string">
            <text:p text:style-name="P106">ascii</text:p>
          </table:table-cell>
        </table:table-row>
        <table:table-row>
          <table:table-cell table:style-name="Table7.A2" office:value-type="string">
            <text:p text:style-name="P102">Instances:</text:p>
          </table:table-cell>
          <table:table-cell table:style-name="Table7.B7" office:value-type="string">
            <text:p text:style-name="P103"><text:span text:style-name="T17">1</text:span></text:p>
          </table:table-cell>
        </table:table-row>
        <table:table-row>
          <table:table-cell table:style-name="Table7.A2" office:value-type="string">
            <text:p text:style-name="P104">Required:</text:p>
          </table:table-cell>
          <table:table-cell table:style-name="Table7.B7" office:value-type="string">
            <text:p text:style-name="P105">Required</text:p>
          </table:table-cell>
        </table:table-row>
        <table:table-row>
          <table:table-cell table:style-name="Table7.A2" office:value-type="string">
            <text:p text:style-name="P104">Default Value:</text:p>
          </table:table-cell>
          <table:table-cell table:style-name="Table7.B7" office:value-type="string">
            <text:p text:style-name="P105">None</text:p>
          </table:table-cell>
        </table:table-row>
        <table:table-row>
          <table:table-cell table:style-name="Table7.A2" office:value-type="string">
            <text:p text:style-name="P107"><text:span text:style-name="T4">Dependents</text:span><text:span text:style-name="T3">:</text:span></text:p>
          </table:table-cell>
          <table:table-cell table:style-name="Table7.B7" office:value-type="string">
            <text:p text:style-name="P101"><text:span text:style-name="T6">seafile::</text:span><text:span text:style-name="T7">version</text:span></text:p>
            <text:p text:style-name="P105">seafile::object</text:p>
          </table:table-cell>
        </table:table-row>
        <table:table-row>
          <table:table-cell table:style-name="Table7.A2" office:value-type="string">
            <text:p text:style-name="P98">Similar Keywords:</text:p>
          </table:table-cell>
          <table:table-cell table:style-name="Table7.B8" office:value-type="string">
            <text:p text:style-name="P105">None</text:p>
          </table:table-cell>
        </table:table-row>
      </table:table>
      <text:p text:style-name="P85"/>
      <text:p text:style-name="P84">This item does actually change at some points in oFreq. <text:s/>The output files each have their own object keyword. <text:s/>For output files, the object keyword specifies the type of output. <text:s/>But for input files, all inputs have the keyword of “dictionary”. <text:s/>This instructs oFreq to use its dictionary definitions for input files, and select the correct dictionary based on the filename. <text:s/>This is also why the filename must match exactly.</text:p>
      <text:p text:style-name="P79">Example:</text:p>
      <text:p text:style-name="P91"><text:span text:style-name="T7">object<text:tab/>dictionary;</text:span></text:p>
      <text:p text:style-name="P63"/>
      <text:h text:style-name="P68" text:outline-level="1"><text:soft-page-break/>Objects Specific to This Input File</text:h>
      <text:p text:style-name="P73">The following objects are used to define the hydrodynamic data sources.</text:p>
      <text:h text:style-name="P112" text:outline-level="2">“hydrobody” Object</text:h>
      <text:p text:style-name="P73">A single hydrobody object is a definition of hydrodynamic data files, and a name to identify this object. <text:s/>You can have an unlimited number of hydrobody objects defined, but each object must have a unique “name” keyword.</text:p>
      <text:h text:style-name="P117" text:outline-level="3">“name” keyword </text:h>
      <text:p text:style-name="P20"><text:span text:style-name="T9">The name keyword identifies this specific hydrobody that you defined. <text:s/>It allows you to reference the hydrobody by name in the bodies.in file. <text:s/>The name you use in the bodies.in file must exactly match the name you defined here. <text:s/>The name can have spaces in it, but it must be enclosed in quotation marks. <text:s/></text:span><text:span text:style-name="T6"><text:sequence-ref text:reference-format="category-and-value" text:ref-name="refTable1">Table 4.1</text:sequence-ref></text:span><text:span text:style-name="T6"> lists the keyword details.</text:span></text:p>
      <text:p text:style-name="P59"><text:span text:style-name="T3">Table </text:span><text:sequence text:ref-name="refTable1" text:name="Table" text:formula="ooow:Table+1" style:num-format="1">4.1</text:sequence>: <text:s/>“<text:span text:style-name="T10">name</text:span><text:span text:style-name="T7">”</text:span><text:span text:style-name="T3"> Details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7">Scope:</text:p>
          </table:table-cell>
          <table:table-cell table:style-name="Table5.B1" office:value-type="string">
            <text:p text:style-name="P95">hydrobody::name</text:p>
          </table:table-cell>
        </table:table-row>
        <table:table-row>
          <table:table-cell table:style-name="Table5.A2" office:value-type="string">
            <text:p text:style-name="P27">Format:</text:p>
          </table:table-cell>
          <table:table-cell table:style-name="Table5.B2" office:value-type="string">
            <text:p text:style-name="P52"><text:span text:style-name="T12">T</text:span>ext input. <text:s/><text:span text:style-name="T12">Text can be surrounded by quotation marks. <text:s/>oFreq takes everything within the quotation marks as a single text string.</text:span></text:p>
          </table:table-cell>
        </table:table-row>
        <table:table-row>
          <table:table-cell table:style-name="Table5.A2" office:value-type="string">
            <text:p text:style-name="P27">Valid Range:</text:p>
          </table:table-cell>
          <table:table-cell table:style-name="Table5.B7" office:value-type="string">
            <text:p text:style-name="P95">Name can be any combination of ASCII characters, including spaces. <text:s/>If using spaces, the name must be enclosed in quotation marks.</text:p>
          </table:table-cell>
        </table:table-row>
        <table:table-row>
          <table:table-cell table:style-name="Table5.A2" office:value-type="string">
            <text:p text:style-name="P102">Instances:</text:p>
          </table:table-cell>
          <table:table-cell table:style-name="Table5.B7" office:value-type="string">
            <text:p text:style-name="P103"><text:span text:style-name="T17">1</text:span></text:p>
          </table:table-cell>
        </table:table-row>
        <table:table-row>
          <table:table-cell table:style-name="Table5.A2" office:value-type="string">
            <text:p text:style-name="P43">Required:</text:p>
          </table:table-cell>
          <table:table-cell table:style-name="Table5.B7" office:value-type="string">
            <text:p text:style-name="P48">Required</text:p>
          </table:table-cell>
        </table:table-row>
        <table:table-row>
          <table:table-cell table:style-name="Table5.A2" office:value-type="string">
            <text:p text:style-name="P43">Default Value:</text:p>
          </table:table-cell>
          <table:table-cell table:style-name="Table5.B7" office:value-type="string">
            <text:p text:style-name="P48">None</text:p>
          </table:table-cell>
        </table:table-row>
        <table:table-row>
          <table:table-cell table:style-name="Table5.A2" office:value-type="string">
            <text:p text:style-name="P54"><text:span text:style-name="T4">Dependents</text:span><text:span text:style-name="T3">:</text:span></text:p>
          </table:table-cell>
          <table:table-cell table:style-name="Table5.B7" office:value-type="string">
            <text:p text:style-name="P95">None</text:p>
          </table:table-cell>
        </table:table-row>
        <table:table-row>
          <table:table-cell table:style-name="Table5.A2" office:value-type="string">
            <text:p text:style-name="P27">Similar Keywords:</text:p>
          </table:table-cell>
          <table:table-cell table:style-name="Table5.B8" office:value-type="string">
            <text:p text:style-name="P48">None</text:p>
          </table:table-cell>
        </table:table-row>
      </table:table>
      <text:p text:style-name="P74"/>
      <text:p text:style-name="P119">Example:</text:p>
      <text:p text:style-name="P89">name “hydrobody 1”;</text:p>
      <text:h text:style-name="DocHeading3" text:outline-level="3"><text:span text:style-name="T13">“</text:span><text:span text:style-name="T14">filelocation” Keyword </text:span></text:h>
      <text:p text:style-name="P76">The filelocation keyword identifies the locations of the oHydro runs that should be used for the hydrodynamic data. <text:s/>This is a list of file paths. <text:s/>File paths can be relative or absolute. <text:s/>You can include spaces in the file path, but must enclose the path within quotation marks. <text:s/></text:p>
      <text:p text:style-name="P5"><text:span text:style-name="T6"><text:sequence-ref text:reference-format="category-and-value" text:ref-name="refTable2">Table 4.2</text:sequence-ref></text:span><text:span text:style-name="T6"> lists the keyword details.</text:span></text:p>
      <text:p text:style-name="P60"><text:soft-page-break/><text:span text:style-name="T3">Table </text:span><text:sequence text:ref-name="refTable2" text:name="Table" text:formula="ooow:Table+1" style:num-format="1">4.2</text:sequence>: <text:s/>“<text:span text:style-name="T14">filelocation</text:span><text:span text:style-name="T7">”</text:span><text:span text:style-name="T3"> Details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Scope:</text:p>
          </table:table-cell>
          <table:table-cell table:style-name="Table6.B1" office:value-type="string">
            <text:p text:style-name="P33"><text:span text:style-name="T11">hydrobody::</text:span><text:span text:style-name="T14">filelocation</text:span></text:p>
          </table:table-cell>
        </table:table-row>
        <table:table-row>
          <table:table-cell table:style-name="Table6.A2" office:value-type="string">
            <text:p text:style-name="P28">Format:</text:p>
          </table:table-cell>
          <table:table-cell table:style-name="Table6.B2" office:value-type="string">
            <text:p text:style-name="P53"><text:span text:style-name="T14">List </text:span>input <text:span text:style-name="T14">of text entries</text:span>. <text:s/><text:span text:style-name="T12">Text can be surrounded by quotation marks. <text:s/>oFreq takes everything within the quotation marks as a single text string.</text:span></text:p>
          </table:table-cell>
        </table:table-row>
        <table:table-row>
          <table:table-cell table:style-name="Table6.A2" office:value-type="string">
            <text:p text:style-name="P28">Valid Range:</text:p>
          </table:table-cell>
          <table:table-cell table:style-name="Table6.B7" office:value-type="string">
            <text:p text:style-name="P96">Text must be file paths to root directory of oHydro run files. <text:s/>File path can be relative or absolute.</text:p>
            <text:p text:style-name="P96"/>
            <text:p text:style-name="P97">If running oFreq on MS Windows, use the Windows file path convention. <text:s/>This includes drive letters and back slashes ( \ ) for folder names.</text:p>
            <text:p text:style-name="P97"/>
            <text:p text:style-name="P97">If running oFreq on Linux, use the Linux file path convention. <text:s/>This includes forward slashes ( / ) for folder names.</text:p>
          </table:table-cell>
        </table:table-row>
        <table:table-row>
          <table:table-cell table:style-name="Table6.A2" office:value-type="string">
            <text:p text:style-name="P102">Instances:</text:p>
          </table:table-cell>
          <table:table-cell table:style-name="Table6.B7" office:value-type="string">
            <text:p text:style-name="P103"><text:span text:style-name="T18">Single, but multiple entries within the list.</text:span></text:p>
          </table:table-cell>
        </table:table-row>
        <table:table-row>
          <table:table-cell table:style-name="Table6.A2" office:value-type="string">
            <text:p text:style-name="P44">Required:</text:p>
          </table:table-cell>
          <table:table-cell table:style-name="Table6.B7" office:value-type="string">
            <text:p text:style-name="P96">At least one entry in the list is required.</text:p>
          </table:table-cell>
        </table:table-row>
        <table:table-row>
          <table:table-cell table:style-name="Table6.A2" office:value-type="string">
            <text:p text:style-name="P44">Default Value:</text:p>
          </table:table-cell>
          <table:table-cell table:style-name="Table6.B7" office:value-type="string">
            <text:p text:style-name="P49">None</text:p>
          </table:table-cell>
        </table:table-row>
        <table:table-row>
          <table:table-cell table:style-name="Table6.A2" office:value-type="string">
            <text:p text:style-name="P55"><text:span text:style-name="T4">Dependents</text:span><text:span text:style-name="T3">:</text:span></text:p>
          </table:table-cell>
          <table:table-cell table:style-name="Table6.B7" office:value-type="string">
            <text:p text:style-name="P96">hydrobody::name</text:p>
          </table:table-cell>
        </table:table-row>
        <table:table-row>
          <table:table-cell table:style-name="Table6.A2" office:value-type="string">
            <text:p text:style-name="P28">Similar Keywords:</text:p>
          </table:table-cell>
          <table:table-cell table:style-name="Table6.B8" office:value-type="string">
            <text:p text:style-name="P49">None</text:p>
          </table:table-cell>
        </table:table-row>
      </table:table>
      <text:p text:style-name="P75"/>
      <text:p text:style-name="P76">The file path is specified to the root folder of the oHydro run. <text:s/>oFreq finds its own way to the relevant output files from there. <text:s/>The list of oHydro runs can include one or more locations. <text:s/>The oHydro run at each location should be based on a different incident wave amplitude. <text:s/>When you specify a list of oHydro locations, oFreq automatically interpolates between all data sets listed to find the closed match to the wave amplitude specified for the current wave frequency and direction.</text:p>
      <text:p text:style-name="P77">Example:</text:p>
      <text:p text:style-name="P90"><text:s text:c="2"/>filelocation (</text:p>
      <text:p text:style-name="P90"><text:s text:c="2"/>"../ohydro1/"</text:p>
      <text:p text:style-name="P90"><text:s text:c="2"/>"../ohydro2/"</text:p>
      <text:p text:style-name="DocCode"><text:span text:style-name="T15"><text:s text:c="2"/>"/</text:span><text:span text:style-name="T16">home/jeff/Wave Analysis</text:span><text:span text:style-name="T15">/ohydro3/"</text:span></text:p>
      <text:p text:style-name="P90"><text:s text:c="2"/>);</text:p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C04-0020.0040_data.odt</text:file-name></text:span><text:tab/> <text:a xlink:type="simple" xlink:href="http://www.dmsonline.us/"><text:span text:style-name="MT1">www.dmsonline.us</text:span></text:a><text:tab/>Page <text:page-number text:select-page="current">5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C04-0020.004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4T18:50:12</meta:creation-date>
    <meta:editing-cycles>14</meta:editing-cycles>
    <meta:editing-duration>PT28M2S</meta:editing-duration>
    <dc:description>Documentation for inputs contained in the data.in input file.</dc:description>
    <dc:subject>C04-0020.0040</dc:subject>
    <dc:title>Data.in Input File</dc:title>
    <dc:date>2014-04-25T22:25:06</dc:date>
    <meta:document-statistic meta:table-count="7" meta:image-count="0" meta:object-count="0" meta:page-count="6" meta:paragraph-count="174" meta:word-count="1648" meta:character-count="10210" meta:non-whitespace-character-count="8629"/>
    <meta:user-defined meta:name="Info 1"/>
    <meta:user-defined meta:name="Info 2"/>
    <meta:user-defined meta:name="Info 3"/>
    <meta:user-defined meta:name="Info 4"/>
  </office:meta>
</office:document-meta>
</file>